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e2d" officeooo:paragraph-rsid="000bde2d"/>
    </style:style>
    <style:style style:name="P2" style:family="paragraph" style:parent-style-name="Standard">
      <style:text-properties officeooo:paragraph-rsid="0015d6cd"/>
    </style:style>
    <style:style style:name="P3" style:family="paragraph" style:parent-style-name="Standard">
      <style:text-properties officeooo:paragraph-rsid="00177acb"/>
    </style:style>
    <style:style style:name="P4" style:family="paragraph" style:parent-style-name="Standard">
      <style:text-properties officeooo:rsid="00119b88" officeooo:paragraph-rsid="00140db3"/>
    </style:style>
    <style:style style:name="P5" style:family="paragraph" style:parent-style-name="Standard">
      <style:text-properties officeooo:rsid="0015d6cd" officeooo:paragraph-rsid="0015d6cd"/>
    </style:style>
    <style:style style:name="P6" style:family="paragraph" style:parent-style-name="Standard">
      <style:paragraph-properties fo:text-align="end" style:justify-single-word="false"/>
      <style:text-properties officeooo:rsid="0015d6cd" officeooo:paragraph-rsid="0015d6cd"/>
    </style:style>
    <style:style style:name="T1" style:family="text">
      <style:text-properties officeooo:rsid="000bde2d"/>
    </style:style>
    <style:style style:name="T2" style:family="text">
      <style:text-properties officeooo:rsid="00140db3"/>
    </style:style>
    <style:style style:name="T3" style:family="text">
      <style:text-properties officeooo:rsid="0015d6cd"/>
    </style:style>
    <style:style style:name="T4" style:family="text">
      <style:text-properties officeooo:rsid="00119b88"/>
    </style:style>
    <style:style style:name="T5" style:family="text">
      <style:text-properties officeooo:rsid="001250b7"/>
    </style:style>
    <style:style style:name="T6" style:family="text">
      <style:text-properties officeooo:rsid="00177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Sebastian,</text:p>
      <text:p text:style-name="P1"/>
      <text:p text:style-name="P2"><text:span text:style-name="T1">Ich freue mich von dir zu hören! Es geht mir und meiner Familie gut, danke! </text:span><text:span text:style-name="T2">Und auch, was</text:span><text:span text:style-name="T1"> für ein Zufall! - ich bin gerade </text:span>in der vorherigen<text:span text:style-name="T1"> Woche von zu Hause ausgezogen. In dieser </text:span><text:span text:style-name="T2">kurze</text:span><text:span text:style-name="T3">n</text:span><text:span text:style-name="T2"> </text:span><text:span text:style-name="T1">Zeit </text:span><text:span text:style-name="T2">aber </text:span><text:span text:style-name="T1">habe ich viel über </text:span><text:span text:style-name="T4">das Alleinseit</text:span><text:span text:style-name="T1"> gelernt.</text:span></text:p>
      <text:p text:style-name="P1"/>
      <text:p text:style-name="P3"><text:span text:style-name="T4">Es ist typisch für junge Leute in meinem Land früh von zu Hause auszuziehen, aber es gibt auch viele Nesthockern. </text:span>Da <text:span text:style-name="T4">ich nun </text:span><text:span text:style-name="T3">als</text:span><text:span text:style-name="T4"> fast einem Jahr </text:span><text:span text:style-name="T5">ins Berufsleben eintritt</text:span><text:span text:style-name="T4">, war es höchste Zeit für mich auch, mir eine eigene Wohnung zu suchen. </text:span><text:span text:style-name="T6">Als</text:span><text:span text:style-name="T4"> ich endlich ein</text:span><text:span text:style-name="T6">e</text:span><text:span text:style-name="T4"> gunstig</text:span><text:span text:style-name="T6">e</text:span><text:span text:style-name="T4"> Wohnung </text:span><text:span text:style-name="T6">fand</text:span><text:span text:style-name="T4">, nahm ich meine </text:span><text:span text:style-name="T6">Sachen</text:span><text:span text:style-name="T4"> und verzichtete auf </text:span><text:span text:style-name="T5">den hohen Lebensstandard und </text:span><text:span text:style-name="T6">die</text:span><text:span text:style-name="T5"> gute Versorgung. </text:span><text:span text:style-name="T2">Wenn du mich fragst - es ist fantastisch eine eigenen Wohnung zu haben. Du machst was du willst, </text:span><text:span text:style-name="T6">und musst</text:span><text:span text:style-name="T2"> nimandem Rechenschaft ablegen.</text:span></text:p>
      <text:p text:style-name="P3"/>
      <text:p text:style-name="P3"><text:span text:style-name="T2">Neben viel Privastphäre und Freiheit gibt es </text:span><text:span text:style-name="T6">aber</text:span><text:span text:style-name="T2"> auch viele Aufgaben und Schwierigkeiten. Niemand gibt dir </text:span><text:span text:style-name="T6">Es</text:span><text:span text:style-name="T2">sen, Niemand deine Wäsche wäscht, Niemand hilft dir. </text:span>Deshalb ist es meiner Meinung nach auch sehr schwierig, von „Hotel Mama” auszuziehen. </text:p>
      <text:p text:style-name="P4"/>
      <text:p text:style-name="P5">An deiner Stelle, weil du noch studiertest, würde ich mir überlegen, was für mich im Moment wichtiger ist: <text:span text:style-name="T6">l</text:span>ernen oder unabhängig werden. <text:span text:style-name="T6">Denn es ist </text:span>sehr anstregend, beide unter einem Hut zu bringen.</text:p>
      <text:p text:style-name="P5"/>
      <text:p text:style-name="P5">Na ja, ich freue mich auf von deiner Entscheidung zu hören.</text:p>
      <text:p text:style-name="P5"/>
      <text:p text:style-name="P5">Bis bald,<text:line-break/>Niko</text:p>
      <text:p text:style-name="P5"/>
      <text:p text:style-name="P5"/>
      <text:p text:style-name="P6">Ancsin Ádá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0T16:15:52.346000000</meta:creation-date>
    <dc:date>2025-03-30T21:57:57.176000000</dc:date>
    <meta:editing-duration>PT6M50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8" meta:word-count="220" meta:character-count="1304" meta:non-whitespace-character-count="1091"/>
  </office:meta>
</office:document-meta>
</file>